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alibri" fo:font-size="10pt" officeooo:rsid="00015ee8" officeooo:paragraph-rsid="00015ee8" style:font-size-asian="8.75pt" style:font-size-complex="10pt"/>
    </style:style>
    <style:style style:name="P2" style:family="paragraph" style:parent-style-name="Standard">
      <style:paragraph-properties fo:line-height="115%"/>
      <style:text-properties style:font-name="Calibri" fo:font-size="10pt" officeooo:rsid="00055dcc" officeooo:paragraph-rsid="00055dcc" style:font-size-asian="8.75pt" style:font-size-complex="10pt"/>
    </style:style>
    <style:style style:name="P3" style:family="paragraph" style:parent-style-name="Standard">
      <style:paragraph-properties fo:line-height="115%"/>
      <style:text-properties style:font-name="Calibri" fo:font-size="10pt" officeooo:rsid="0005e897" officeooo:paragraph-rsid="0005e897" style:font-size-asian="8.75pt" style:font-size-complex="10pt"/>
    </style:style>
    <style:style style:name="T1" style:family="text">
      <style:text-properties officeooo:rsid="0002af1e"/>
    </style:style>
    <style:style style:name="T2" style:family="text">
      <style:text-properties officeooo:rsid="0005e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 1:</text:p>
      <text:p text:style-name="P1">SELECT funcionario.nome, processo.valor</text:p>
      <text:p text:style-name="P1">FROM funcionario</text:p>
      <text:p text:style-name="P1">INNER JOIN advogado AS a ON a.cpf = funcionario.cpf</text:p>
      <text:p text:style-name="P1">INNER JOIN processo_advogado AS p ON a.cpf = p.id_advogado AND p.status_processo = 'Transito'</text:p>
      <text:p text:style-name="P1">INNER JOIN processo ON p.id_processo = processo.id;</text:p>
      <text:p text:style-name="P1"/>
      <text:p text:style-name="P1">Essa consulta faz a pesquisa dos valores dos processos em transito e retorna o preço e qual advogado está responsável pela causa.</text:p>
      <text:p text:style-name="P1"/>
      <text:p text:style-name="P1">Consulta 2:</text:p>
      <text:p text:style-name="P1">SELECT cliente.nome, processo.valor</text:p>
      <text:p text:style-name="P1">FROM cliente</text:p>
      <text:p text:style-name="P1">INNER JOIN processo ON cliente.cpf = processo.id_cliente</text:p>
      <text:p text:style-name="P1">INNER JOIN processo_advogado AS p ON p.id_processo = processo.id AND p.status_processo = 'Julgado';</text:p>
      <text:p text:style-name="P1"/>
      <text:p text:style-name="P1">Essa consulta retorna o <text:span text:style-name="T1">valor das causas e o nome dos clientes que já tiveram o processo julgado.</text:span></text:p>
      <text:p text:style-name="P1"/>
      <text:p text:style-name="P2">Consulta 3:</text:p>
      <text:p text:style-name="P2">SELECT cliente.nome, processo.valor</text:p>
      <text:p text:style-name="P2">FROM cliente</text:p>
      <text:p text:style-name="P2">INNER JOIN processo ON cliente.cpf = processo.id_cliente</text:p>
      <text:p text:style-name="P2">INNER JOIN processo_advogado AS p ON p.id_processo = processo.id AND EXTRACT(MONTH FROM processo.data_processo) = 10 </text:p>
      <text:p text:style-name="P2">AND p.status_processo = '<text:span text:style-name="T2">Julgado</text:span>';</text:p>
      <text:p text:style-name="P2"/>
      <text:p text:style-name="P3">Essa consulta trará o valor de todos os processos que já foram finalizados em um determinado mês, essa consulta por exemplo procurou do mês 10.</text:p>
      <text:p text:style-name="P3"/>
      <text:p text:style-name="P3">Consulta 4:</text:p>
      <text:p text:style-name="P3">SELECT funcionario.nome, SUM(processo.valor)</text:p>
      <text:p text:style-name="P3">FROM funcionario</text:p>
      <text:p text:style-name="P3">INNER JOIN advogado ON funcionario.cpf = advogado.cpf</text:p>
      <text:p text:style-name="P3">INNER JOIN processo_advogado ON processo_advogado.id_advogado = advogado.cpf</text:p>
      <text:p text:style-name="P3">INNER JOIN processo ON processo.tipo = 'Criminal' AND processo_advogado.id_processo = processo.id</text:p>
      <text:p text:style-name="P3">GROUP BY funcionario.nome;</text:p>
      <text:p text:style-name="P3"/>
      <text:p text:style-name="P3">Essa consulta retorna o valor das causas criminais dos advogados do ecri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6:21:35.687531755</meta:creation-date>
    <dc:date>2019-12-02T18:05:39.983851755</dc:date>
    <meta:editing-duration>PT1H23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08" meta:character-count="1509" meta:non-whitespace-character-count="1328"/>
  </office:meta>
</office:document-meta>
</file>